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Scope.getIdentity( java . security . Principa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Scope.setSystemScope( java . security . IdentityScop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Scope.getSystem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Sco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Scope.IdentityScop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Scope.IdentityScope( java . lang . String var0 , java . security . IdentityScop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Scope.Identity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